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entury Gothic" svg:font-family="'Century Gothic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style:font-name="Century Gothic" fo:font-size="10pt" style:font-size-asian="10pt" style:font-size-complex="10pt"/>
    </style:style>
    <style:style style:name="P2" style:family="paragraph" style:parent-style-name="Standard">
      <style:paragraph-properties fo:text-align="center" style:justify-single-word="false"/>
      <style:text-properties style:font-name="Century Gothic" fo:font-size="10pt" style:font-size-asian="10pt" style:font-size-complex="10pt"/>
    </style:style>
    <style:style style:name="P3" style:family="paragraph" style:parent-style-name="Standard">
      <style:paragraph-properties fo:text-align="center" style:justify-single-word="false"/>
      <style:text-properties style:font-name="Century Gothic" fo:font-size="16pt" fo:font-weight="bold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Century Gothic" fo:font-size="11pt" fo:font-weight="bold" style:font-size-asian="11pt" style:font-weight-asian="bold" style:font-size-complex="11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2pt" fo:font-weight="bold" style:font-size-asian="12pt" style:font-weight-asian="bold" style:font-size-complex="12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ERVICEGOWHERE PTE. LTD.</text:p>
      <text:p text:style-name="P2">Company Registration No: 201414965D</text:p>
      <text:p text:style-name="P2">(Incorporated in the Republic of Singapore)</text:p>
      <text:p text:style-name="P1"></text:p>
      <text:p text:style-name="P1"></text:p>
      <text:p text:style-name="P1"></text:p>
      <text:p text:style-name="P2"><text:span text:style-name="T2">NOTICE OF MEETING</text:span></text:p>
      <text:p text:style-name="P1"></text:p>
      <text:p text:style-name="P1"></text:p>
      <text:p text:style-name="P1"></text:p>
      <text:p text:style-name="P1"></text:p>
      <text:p text:style-name="P1">Agreement by members to shorter notice than is required by Section 177(2) of the Company Act, Cap. 50 to be given for First Annual General Meeting.</text:p>
      <text:p text:style-name="P1"></text:p>
      <text:p text:style-name="P1">Pursuant to Section 177(3) (a) of the Companies, Act, Cap. 50, we, the undersigned being the members of <text:span text:style-name="T1">SERVICEGOWHERE PTE. LTD.</text:span> entitled to attend and vote at an Annual General Meeting to be held on <text:span text:style-name="T1">____________________</text:span> at 3.00 pm at <text:span text:style-name="T1">531, UPPER CROSS STREET, #04- 52 HONG LIM COMPLEX, SINGAPORE(050531)</text:span> shall notwithstanding that it is called by notice shorter than is required by Section 177(2)of the Act be deemed to be duly called.</text:p>
      <text:p text:style-name="P1"></text:p>
      <text:p text:style-name="P1"></text:p>
      <text:p text:style-name="P1"></text:p>
      <text:p text:style-name="P4">SIGNED AS CORRECT RECORD</text:p>
      <text:p text:style-name="P4">On Behalf of the Board</text:p>
      <text:p text:style-name="P1"></text:p>
      <text:p text:style-name="P1"></text:p>
      <text:p text:style-name="P1"></text:p>
      <text:p text:style-name="P1"></text:p>
      <text:p text:style-name="P1"></text:p>
      <text:p text:style-name="P1"></text:p>
      <text:p text:style-name="P1">__________________________________ <text:s text:c="16"/><text:tab/> <text:s/></text:p>
      <text:p text:style-name="P1">CHIN MEE NEO PHYLLIS @ REGINA CHIN<text:tab/><text:tab/><text:tab/> <text:s text:c="14"/></text:p>
      <text:p text:style-name="P1">Director<text:tab/><text:tab/><text:tab/><text:tab/><text:tab/><text:tab/> <text:tab/><text:tab/></text:p>
      <text:p text:style-name="P1"></text:p>
      <text:p text:style-name="P1"></text:p>
      <text:p text:style-name="P1"></text:p>
      <text:p text:style-name="P1"><text:s/></text:p>
      <text:p text:style-name="P1"></text:p>
      <text:p text:style-name="P1">Date: </text:p>
      <text:p text:style-name="P1"></text:p>
      <text:p text:style-name="P1"><text:tab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Century Gothic" svg:font-family="'Century Gothic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5.9mm" fo:page-height="279.4mm" style:num-format="1" style:print-orientation="portrait" fo:margin="20mm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10-31T14:59:17</meta:creation-date>
    <dc:date>2015-10-31T15:00:34</dc:date>
    <dc:creator>phung11764 </dc:creator>
    <meta:editing-duration>P0D</meta:editing-duration>
    <meta:editing-cycles>1</meta:editing-cycles>
    <meta:document-statistic meta:table-count="0" meta:image-count="0" meta:object-count="0" meta:page-count="1" meta:paragraph-count="36" meta:word-count="134" meta:character-count="914" meta:non-whitespace-character-count="706"/>
    <meta:generator>LibreOffice/3.5$Linux_X86_64 LibreOffice_project/350m1$Build-2</meta:generator>
  </office:meta>
</office:document-meta>
</file>